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ich of the following is the correct WH-question for asking about frequency?</text:p>
      <text:list text:style-name="L1">
        <text:list-item>
          <text:p text:style-name="P2">a) What time does she arrive?</text:p>
        </text:list-item>
        <text:list-item>
          <text:p text:style-name="P2"><text:span text:style-name="T1">b) How often does she visit her parents?</text:span> (Correcta)</text:p>
        </text:list-item>
        <text:list-item>
          <text:p text:style-name="P2">c) Why does she visit her parents?</text:p>
        </text:list-item>
        <text:list-item>
          <text:p text:style-name="P2">d) Where does she usually go?</text:p>
        </text:list-item>
      </text:list>
      <text:p text:style-name="P1">2. Choose the correct form of a yes/no question to confirm a completed action:</text:p>
      <text:list text:style-name="L2">
        <text:list-item>
          <text:p text:style-name="P3">a) Is you finished your homework?</text:p>
        </text:list-item>
        <text:list-item>
          <text:p text:style-name="P3"><text:span text:style-name="T1">b) Did you finish your homework?</text:span> (Correcta)</text:p>
        </text:list-item>
        <text:list-item>
          <text:p text:style-name="P3">c) Are you finished your homework?</text:p>
        </text:list-item>
        <text:list-item>
          <text:p text:style-name="P3">d) Has you finished your homework?</text:p>
        </text:list-item>
      </text:list>
      <text:p text:style-name="P1">3. Identify the correct WH-question for asking about someone's preferences:</text:p>
      <text:list text:style-name="L3">
        <text:list-item>
          <text:p text:style-name="P4"><text:span text:style-name="T1">a) What do you like to do in your free time?</text:span> (Correcta)</text:p>
        </text:list-item>
        <text:list-item>
          <text:p text:style-name="P4">b) How many times have you travelled by plane?</text:p>
        </text:list-item>
        <text:list-item>
          <text:p text:style-name="P4">c) Where did you go last weekend?</text:p>
        </text:list-item>
        <text:list-item>
          <text:p text:style-name="P4">d) What did you do last weekend?</text:p>
        </text:list-item>
      </text:list>
      <text:p text:style-name="P1">4. Identify the correct WH-question to ask about the manner of doing something:</text:p>
      <text:list text:style-name="L4">
        <text:list-item>
          <text:p text:style-name="P5"><text:span text:style-name="T1">a) How does she manage her time so well?</text:span> (Correcta)</text:p>
        </text:list-item>
        <text:list-item>
          <text:p text:style-name="P5">b) Why is she late?</text:p>
        </text:list-item>
        <text:list-item>
          <text:p text:style-name="P5">c) What is she doing right now?</text:p>
        </text:list-item>
        <text:list-item>
          <text:p text:style-name="P5">d) Where does she work?</text:p>
        </text:list-item>
      </text:list>
      <text:p text:style-name="P1">5. Choose the correct yes/no question:</text:p>
      <text:list text:style-name="L5">
        <text:list-item>
          <text:p text:style-name="P6">a) Have you known what time it is?</text:p>
        </text:list-item>
        <text:list-item>
          <text:p text:style-name="P6">b) Do you know what time is it?</text:p>
        </text:list-item>
        <text:list-item>
          <text:p text:style-name="P6"><text:span text:style-name="T1">c) Do you know what time it is?</text:span> (Correcta)</text:p>
        </text:list-item>
        <text:list-item>
          <text:p text:style-name="P6">d) you know what time it is?</text:p>
        </text:list-item>
      </text:list>
      <text:p text:style-name="Text_20_body"><text:span text:style-name="T1">6. Choose the correct yes/no question to inquire about someone's experience:</text:span></text:p>
      <text:list text:style-name="L6">
        <text:list-item>
          <text:p text:style-name="P7">a) Did you ever been to Paris?</text:p>
        </text:list-item>
        <text:list-item>
          <text:p text:style-name="P7">b) Have you never been to Paris?</text:p>
        </text:list-item>
        <text:list-item>
          <text:p text:style-name="P7">c) You never go to Paris, don't you?</text:p>
        </text:list-item>
        <text:list-item>
          <text:p text:style-name="P7"><text:span text:style-name="T1">d) Have you ever been to Paris?</text:span> (Correcta)</text:p>
        </text:list-item>
      </text:list>
      <text:p text:style-name="P1">7. Which sentence is a tag question used to express surprise?</text:p>
      <text:list text:style-name="L7">
        <text:list-item>
          <text:p text:style-name="P8">a) They are going, are they?</text:p>
        </text:list-item>
        <text:list-item>
          <text:p text:style-name="P8"><text:soft-page-break/>b) He won't be there, will they?</text:p>
        </text:list-item>
        <text:list-item>
          <text:p text:style-name="P8">c) She didn't call you, didn't she?</text:p>
        </text:list-item>
        <text:list-item>
          <text:p text:style-name="P8"><text:span text:style-name="T1">d) You aren't leaving already, are you?</text:span> (Correcta)</text:p>
        </text:list-item>
      </text:list>
      <text:p text:style-name="P1">8. Identify the correct WH-question to inquire about future plans:</text:p>
      <text:list text:style-name="L8">
        <text:list-item>
          <text:p text:style-name="P9">a) Where did you go last week?</text:p>
        </text:list-item>
        <text:list-item>
          <text:p text:style-name="P9"><text:span text:style-name="T1">b) What will you be doing tomorrow?</text:span> (Correcta)</text:p>
        </text:list-item>
        <text:list-item>
          <text:p text:style-name="P9">c) Why are you studying English?</text:p>
        </text:list-item>
        <text:list-item>
          <text:p text:style-name="P9">d) How long have you been here?</text:p>
        </text:list-item>
      </text:list>
      <text:p text:style-name="P1">9. Which of these sentences is a tag question used to seek agreement?</text:p>
      <text:list text:style-name="L9">
        <text:list-item>
          <text:p text:style-name="P10"><text:span text:style-name="T1">a) You're coming with us, aren't you?</text:span> (Correcta)</text:p>
        </text:list-item>
        <text:list-item>
          <text:p text:style-name="P10">b) They will attend, isn't it?</text:p>
        </text:list-item>
        <text:list-item>
          <text:p text:style-name="P10">c) She sings beautifully, does she?</text:p>
        </text:list-item>
        <text:list-item>
          <text:p text:style-name="P10">d) He can swim, isn't he?</text:p>
        </text:list-item>
      </text:list>
      <text:p text:style-name="P1">10. Which sentence is a tag question that checks for confirmation?</text:p>
      <text:list text:style-name="L10">
        <text:list-item>
          <text:p text:style-name="P11">a) He isn't coming, isn't he?</text:p>
        </text:list-item>
        <text:list-item>
          <text:p text:style-name="P11"><text:span text:style-name="T1">b) You don't know him, do you?</text:span> (Correcta)</text:p>
        </text:list-item>
        <text:list-item>
          <text:p text:style-name="P11">c) She's your friend, is she?</text:p>
        </text:list-item>
        <text:list-item>
          <text:p text:style-name="P11"><text:span text:style-name="T1">d) They aren't ready, are they?</text:span> (Correcta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09:34:11.639401300</meta:creation-date>
    <dc:date>2026-02-06T09:35:55.852728200</dc:date>
    <meta:editing-duration>PT1M44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50" meta:word-count="438" meta:character-count="2143" meta:non-whitespace-character-count="1795"/>
  </office:meta>
</office:document-meta>
</file>